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ulti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start</text:p>
          </table:table-cell>
          <table:table-cell table:number-columns-repeated="5"/>
          <table:table-cell office:value-type="string" calcext:value-type="string">
            <text:p>mana_regen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row_barr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[CENTER]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recoil_sho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arrow_storm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assive_huntin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mob_imbue_cr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imbue_el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spell_elemental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7" office:value-type="string" calcext:value-type="string">
            <text:p>E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table:number-columns-repeated="25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8"/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b_imbue_phy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"/>
          <table:table-cell office:value-type="string" calcext:value-type="string">
            <text:p>spell_elemental_damage</text:p>
          </table:table-cell>
          <table:table-cell table:number-columns-repeated="99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0:53:52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3T10:58:36.315000000</dc:date>
    <meta:editing-duration>PT17M32S</meta:editing-duration>
    <meta:editing-cycles>10</meta:editing-cycles>
    <meta:generator>Trio_Office/6.2.8.2$Windows_x86 LibreOffice_project/</meta:generator>
    <meta:document-statistic meta:table-count="1" meta:cell-count="350" meta:object-count="0"/>
  </office:meta>
</office:document-meta>
</file>